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ext-properties fo:color="#FF66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color="#FF9900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3.677708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5.318125cm"/>
    </style:style>
    <style:style style:name="co10" style:family="table-column">
      <style:table-column-properties fo:break-before="auto" style:column-width="5.29166666666667cm"/>
    </style:style>
    <style:style style:name="co11" style:family="table-column">
      <style:table-column-properties fo:break-before="auto" style:column-width="5.159375cm"/>
    </style:style>
    <style:style style:name="co12" style:family="table-column">
      <style:table-column-properties fo:break-before="auto" style:column-width="2.936875cm"/>
    </style:style>
    <style:style style:name="co13" style:family="table-column">
      <style:table-column-properties fo:break-before="auto" style:column-width="2.6722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Суперскаларност" table:style-name="ta1">
        <table:shapes>
          <draw:frame draw:z-index="1" draw:id="id0" draw:style-name="a0" draw:name="Chart 1" svg:x="9.3878in" svg:y="0.4236in" svg:width="9.9551in" svg:height="6.463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16377" table:default-cell-style-name="ce1"/>
        <table:table-row table:style-name="ro1">
          <table:table-cell table:number-columns-repeated="2" table:style-name="ce1"/>
          <table:table-cell office:value-type="string" table:style-name="ce1">
            <text:p>Ускорение на суперскаларен процесор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Виктор Маринов, ИС - 2 к.<text:s/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Суперскаларен п-р</text:p>
          </table:table-cell>
          <table:table-cell office:value-type="string" table:style-name="ce1">
            <text:p>Бр. фази на конвейра: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Бр. посл. Инструкции: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table:number-columns-repeated="16379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2">
            <text:p>Коеф. на скалaрност</text:p>
          </table:table-cell>
          <table:table-cell office:value-type="string" office:string-value="Sm (N = 10)" table:formula="of:=&quot;Sm (N = &quot; &amp; VALUE([.C4]) &amp; &quot;)&quot;" table:style-name="ce2">
            <text:p>Sm (N = 10)</text:p>
          </table:table-cell>
          <table:table-cell office:value-type="string" office:string-value="Sm (N = 50)" table:formula="of:=&quot;Sm (N = &quot; &amp; VALUE([.D4]) &amp; &quot;)&quot;" table:style-name="ce2">
            <text:p>Sm (N = 50)</text:p>
          </table:table-cell>
          <table:table-cell office:value-type="string" office:string-value="Sm (N = 100)" table:formula="of:=&quot;Sm (N = &quot; &amp; VALUE([.E4]) &amp; &quot;)&quot;" table:style-name="ce2">
            <text:p>Sm (N = 100)</text:p>
          </table:table-cell>
          <table:table-cell office:value-type="string" table:style-name="ce3">
            <text:p>Tm (N1)</text:p>
          </table:table-cell>
          <table:table-cell office:value-type="string" table:style-name="ce3">
            <text:p>Tm (N2)</text:p>
          </table:table-cell>
          <table:table-cell office:value-type="string" table:style-name="ce3">
            <text:p>Tm (N3)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formula="of:=[.E$10] / [.E10]" table:style-name="ce2">
            <text:p>1</text:p>
          </table:table-cell>
          <table:table-cell office:value-type="float" office:value="1" table:formula="of:=[.F$10] / [.F10]" table:style-name="ce2">
            <text:p>1</text:p>
          </table:table-cell>
          <table:table-cell office:value-type="float" office:value="1" table:formula="of:=[.G$10] / [.G10]" table:style-name="ce2">
            <text:p>1</text:p>
          </table:table-cell>
          <table:table-cell office:value-type="float" office:value="13" table:formula="of:=[.$C$3]+ ([.$C$4] - [.$A10])/[.$A10]" table:style-name="ce3">
            <text:p>13</text:p>
          </table:table-cell>
          <table:table-cell office:value-type="float" office:value="53" table:formula="of:=[.$C$3]+ ([.D$4] - [.$A10])/[.$A10]" table:style-name="ce3">
            <text:p>53</text:p>
          </table:table-cell>
          <table:table-cell office:value-type="float" office:value="103" table:formula="of:=[.$C$3]+ ([.E$4] - [.$A10])/[.$A10]" table:style-name="ce3">
            <text:p>103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.625" table:formula="of:=[.$E$10] / [.E11]" table:style-name="ce2">
            <text:p>1.625</text:p>
          </table:table-cell>
          <table:table-cell office:value-type="float" office:value="1.8928571428571428" table:formula="of:=[.F$10] / [.F11]" table:style-name="ce2">
            <text:p>1.892857143</text:p>
          </table:table-cell>
          <table:table-cell office:value-type="float" office:value="1.9433962264150944" table:formula="of:=[.G$10] / [.G11]" table:style-name="ce2">
            <text:p>1.943396226</text:p>
          </table:table-cell>
          <table:table-cell office:value-type="float" office:value="8" table:formula="of:=[.$C$3]+ ([.$C$4] - [.A11])/[.A11]" table:style-name="ce3">
            <text:p>8</text:p>
          </table:table-cell>
          <table:table-cell office:value-type="float" office:value="28" table:formula="of:=[.$C$3]+ ([.D$4] - [.$A11])/[.$A11]" table:style-name="ce3">
            <text:p>28</text:p>
          </table:table-cell>
          <table:table-cell office:value-type="float" office:value="53" table:formula="of:=[.$C$3]+ ([.E$4] - [.$A11])/[.$A11]" table:style-name="ce3">
            <text:p>53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.0526315789473681" table:formula="of:=[.$E$10] / [.E12]" table:style-name="ce2">
            <text:p>2.052631579</text:p>
          </table:table-cell>
          <table:table-cell office:value-type="float" office:value="2.6949152542372885" table:formula="of:=[.F$10] / [.F12]" table:style-name="ce2">
            <text:p>2.694915254</text:p>
          </table:table-cell>
          <table:table-cell office:value-type="float" office:value="2.8348623853211006" table:formula="of:=[.G$10] / [.G12]" table:style-name="ce2">
            <text:p>2.834862385</text:p>
          </table:table-cell>
          <table:table-cell office:value-type="float" office:value="6.3333333333333339" table:formula="of:=[.$C$3]+ ([.$C$4] - [.A12])/[.A12]" table:style-name="ce3">
            <text:p>6.333333333</text:p>
          </table:table-cell>
          <table:table-cell office:value-type="float" office:value="19.666666666666664" table:formula="of:=[.$C$3]+ ([.D$4] - [.$A12])/[.$A12]" table:style-name="ce3">
            <text:p>19.66666667</text:p>
          </table:table-cell>
          <table:table-cell office:value-type="float" office:value="36.333333333333336" table:formula="of:=[.$C$3]+ ([.E$4] - [.$A12])/[.$A12]" table:style-name="ce3">
            <text:p>36.33333333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.3636363636363638" table:formula="of:=[.$E$10] / [.E13]" table:style-name="ce2">
            <text:p>2.363636364</text:p>
          </table:table-cell>
          <table:table-cell office:value-type="float" office:value="3.4193548387096775" table:formula="of:=[.F$10] / [.F13]" table:style-name="ce2">
            <text:p>3.419354839</text:p>
          </table:table-cell>
          <table:table-cell office:value-type="float" office:value="3.6785714285714284" table:formula="of:=[.G$10] / [.G13]" table:style-name="ce2">
            <text:p>3.678571429</text:p>
          </table:table-cell>
          <table:table-cell office:value-type="float" office:value="5.5" table:formula="of:=[.$C$3]+ ([.$C$4] - [.A13])/[.A13]" table:style-name="ce3">
            <text:p>5.5</text:p>
          </table:table-cell>
          <table:table-cell office:value-type="float" office:value="15.5" table:formula="of:=[.$C$3]+ ([.D$4] - [.$A13])/[.$A13]" table:style-name="ce3">
            <text:p>15.5</text:p>
          </table:table-cell>
          <table:table-cell office:value-type="float" office:value="28" table:formula="of:=[.$C$3]+ ([.E$4] - [.$A13])/[.$A13]" table:style-name="ce3">
            <text:p>28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6" table:formula="of:=[.$E$10] / [.E14]" table:style-name="ce2">
            <text:p>2.6</text:p>
          </table:table-cell>
          <table:table-cell office:value-type="float" office:value="4.0769230769230766" table:formula="of:=[.F$10] / [.F14]" table:style-name="ce2">
            <text:p>4.076923077</text:p>
          </table:table-cell>
          <table:table-cell office:value-type="float" office:value="4.4782608695652177" table:formula="of:=[.G$10] / [.G14]" table:style-name="ce2">
            <text:p>4.47826087</text:p>
          </table:table-cell>
          <table:table-cell office:value-type="float" office:value="5" table:formula="of:=[.$C$3]+ ([.$C$4] - [.A14])/[.A14]" table:style-name="ce3">
            <text:p>5</text:p>
          </table:table-cell>
          <table:table-cell office:value-type="float" office:value="13" table:formula="of:=[.$C$3]+ ([.D$4] - [.$A14])/[.$A14]" table:style-name="ce3">
            <text:p>13</text:p>
          </table:table-cell>
          <table:table-cell office:value-type="float" office:value="23" table:formula="of:=[.$C$3]+ ([.E$4] - [.$A14])/[.$A14]" table:style-name="ce3">
            <text:p>23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.7857142857142856" table:formula="of:=[.$E$10] / [.E15]" table:style-name="ce2">
            <text:p>2.785714286</text:p>
          </table:table-cell>
          <table:table-cell office:value-type="float" office:value="4.6764705882352944" table:formula="of:=[.F$10] / [.F15]" table:style-name="ce2">
            <text:p>4.676470588</text:p>
          </table:table-cell>
          <table:table-cell office:value-type="float" office:value="5.2372881355932206" table:formula="of:=[.G$10] / [.G15]" table:style-name="ce2">
            <text:p>5.237288136</text:p>
          </table:table-cell>
          <table:table-cell office:value-type="float" office:value="4.666666666666667" table:formula="of:=[.$C$3]+ ([.$C$4] - [.A15])/[.A15]" table:style-name="ce3">
            <text:p>4.666666667</text:p>
          </table:table-cell>
          <table:table-cell office:value-type="float" office:value="11.333333333333332" table:formula="of:=[.$C$3]+ ([.D$4] - [.$A15])/[.$A15]" table:style-name="ce3">
            <text:p>11.33333333</text:p>
          </table:table-cell>
          <table:table-cell office:value-type="float" office:value="19.666666666666664" table:formula="of:=[.$C$3]+ ([.E$4] - [.$A15])/[.$A15]" table:style-name="ce3">
            <text:p>19.66666667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2.9354838709677415" table:formula="of:=[.$E$10] / [.E16]" table:style-name="ce2">
            <text:p>2.935483871</text:p>
          </table:table-cell>
          <table:table-cell office:value-type="float" office:value="5.2253521126760569" table:formula="of:=[.F$10] / [.F16]" table:style-name="ce2">
            <text:p>5.225352113</text:p>
          </table:table-cell>
          <table:table-cell office:value-type="float" office:value="5.9586776859504136" table:formula="of:=[.G$10] / [.G16]" table:style-name="ce2">
            <text:p>5.958677686</text:p>
          </table:table-cell>
          <table:table-cell office:value-type="float" office:value="4.4285714285714288" table:formula="of:=[.$C$3]+ ([.$C$4] - [.A16])/[.A16]" table:style-name="ce3">
            <text:p>4.428571429</text:p>
          </table:table-cell>
          <table:table-cell office:value-type="float" office:value="10.142857142857142" table:formula="of:=[.$C$3]+ ([.D$4] - [.$A16])/[.$A16]" table:style-name="ce3">
            <text:p>10.14285714</text:p>
          </table:table-cell>
          <table:table-cell office:value-type="float" office:value="17.285714285714285" table:formula="of:=[.$C$3]+ ([.E$4] - [.$A16])/[.$A16]" table:style-name="ce3">
            <text:p>17.28571429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3.0588235294117645" table:formula="of:=[.$E$10] / [.E17]" table:style-name="ce2">
            <text:p>3.058823529</text:p>
          </table:table-cell>
          <table:table-cell office:value-type="float" office:value="5.7297297297297298" table:formula="of:=[.F$10] / [.F17]" table:style-name="ce2">
            <text:p>5.72972973</text:p>
          </table:table-cell>
          <table:table-cell office:value-type="float" office:value="6.645161290322581" table:formula="of:=[.G$10] / [.G17]" table:style-name="ce2">
            <text:p>6.64516129</text:p>
          </table:table-cell>
          <table:table-cell office:value-type="float" office:value="4.25" table:formula="of:=[.$C$3]+ ([.$C$4] - [.A17])/[.A17]" table:style-name="ce3">
            <text:p>4.25</text:p>
          </table:table-cell>
          <table:table-cell office:value-type="float" office:value="9.25" table:formula="of:=[.$C$3]+ ([.D$4] - [.$A17])/[.$A17]" table:style-name="ce3">
            <text:p>9.25</text:p>
          </table:table-cell>
          <table:table-cell office:value-type="float" office:value="15.5" table:formula="of:=[.$C$3]+ ([.E$4] - [.$A17])/[.$A17]" table:style-name="ce3">
            <text:p>15.5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3.1621621621621623" table:formula="of:=[.$E$10] / [.E18]" table:style-name="ce2">
            <text:p>3.162162162</text:p>
          </table:table-cell>
          <table:table-cell office:value-type="float" office:value="6.1948051948051948" table:formula="of:=[.F$10] / [.F18]" table:style-name="ce2">
            <text:p>6.194805195</text:p>
          </table:table-cell>
          <table:table-cell office:value-type="float" office:value="7.2992125984251972" table:formula="of:=[.G$10] / [.G18]" table:style-name="ce2">
            <text:p>7.299212598</text:p>
          </table:table-cell>
          <table:table-cell office:value-type="float" office:value="4.1111111111111107" table:formula="of:=[.$C$3]+ ([.$C$4] - [.A18])/[.A18]" table:style-name="ce3">
            <text:p>4.111111111</text:p>
          </table:table-cell>
          <table:table-cell office:value-type="float" office:value="8.5555555555555554" table:formula="of:=[.$C$3]+ ([.D$4] - [.$A18])/[.$A18]" table:style-name="ce3">
            <text:p>8.555555556</text:p>
          </table:table-cell>
          <table:table-cell office:value-type="float" office:value="14.111111111111111" table:formula="of:=[.$C$3]+ ([.E$4] - [.$A18])/[.$A18]" table:style-name="ce3">
            <text:p>14.11111111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3.25" table:formula="of:=[.$E$10] / [.E19]" table:style-name="ce2">
            <text:p>3.25</text:p>
          </table:table-cell>
          <table:table-cell office:value-type="float" office:value="6.625" table:formula="of:=[.F$10] / [.F19]" table:style-name="ce2">
            <text:p>6.625</text:p>
          </table:table-cell>
          <table:table-cell office:value-type="float" office:value="7.9230769230769234" table:formula="of:=[.G$10] / [.G19]" table:style-name="ce2">
            <text:p>7.923076923</text:p>
          </table:table-cell>
          <table:table-cell office:value-type="float" office:value="4" table:formula="of:=[.$C$3]+ ([.$C$4] - [.A19])/[.A19]" table:style-name="ce3">
            <text:p>4</text:p>
          </table:table-cell>
          <table:table-cell office:value-type="float" office:value="8" table:formula="of:=[.$C$3]+ ([.D$4] - [.$A19])/[.$A19]" table:style-name="ce3">
            <text:p>8</text:p>
          </table:table-cell>
          <table:table-cell office:value-type="float" office:value="13" table:formula="of:=[.$C$3]+ ([.E$4] - [.$A19])/[.$A19]" table:style-name="ce3">
            <text:p>13</text:p>
          </table:table-cell>
          <table:table-cell table:number-columns-repeated="1637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.3255813953488373" table:formula="of:=[.$E$10] / [.E20]" table:style-name="ce2">
            <text:p>3.325581395</text:p>
          </table:table-cell>
          <table:table-cell office:value-type="float" office:value="7.024096385542169" table:formula="of:=[.F$10] / [.F20]" table:style-name="ce2">
            <text:p>7.024096386</text:p>
          </table:table-cell>
          <table:table-cell office:value-type="float" office:value="8.518796992481203" table:formula="of:=[.G$10] / [.G20]" table:style-name="ce2">
            <text:p>8.518796992</text:p>
          </table:table-cell>
          <table:table-cell office:value-type="float" office:value="3.9090909090909092" table:formula="of:=[.$C$3]+ ([.$C$4] - [.A20])/[.A20]" table:style-name="ce3">
            <text:p>3.909090909</text:p>
          </table:table-cell>
          <table:table-cell office:value-type="float" office:value="7.545454545454545" table:formula="of:=[.$C$3]+ ([.D$4] - [.$A20])/[.$A20]" table:style-name="ce3">
            <text:p>7.545454545</text:p>
          </table:table-cell>
          <table:table-cell office:value-type="float" office:value="12.090909090909092" table:formula="of:=[.$C$3]+ ([.E$4] - [.$A20])/[.$A20]" table:style-name="ce3">
            <text:p>12.09090909</text:p>
          </table:table-cell>
          <table:table-cell table:number-columns-repeated="1637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3.3913043478260869" table:formula="of:=[.$E$10] / [.E21]" table:style-name="ce2">
            <text:p>3.391304348</text:p>
          </table:table-cell>
          <table:table-cell office:value-type="float" office:value="7.395348837209303" table:formula="of:=[.F$10] / [.F21]" table:style-name="ce2">
            <text:p>7.395348837</text:p>
          </table:table-cell>
          <table:table-cell office:value-type="float" office:value="9.0882352941176485" table:formula="of:=[.G$10] / [.G21]" table:style-name="ce2">
            <text:p>9.088235294</text:p>
          </table:table-cell>
          <table:table-cell office:value-type="float" office:value="3.8333333333333335" table:formula="of:=[.$C$3]+ ([.$C$4] - [.A21])/[.A21]" table:style-name="ce3">
            <text:p>3.833333333</text:p>
          </table:table-cell>
          <table:table-cell office:value-type="float" office:value="7.1666666666666661" table:formula="of:=[.$C$3]+ ([.D$4] - [.$A21])/[.$A21]" table:style-name="ce3">
            <text:p>7.166666667</text:p>
          </table:table-cell>
          <table:table-cell office:value-type="float" office:value="11.333333333333332" table:formula="of:=[.$C$3]+ ([.E$4] - [.$A21])/[.$A21]" table:style-name="ce3">
            <text:p>11.33333333</text:p>
          </table:table-cell>
          <table:table-cell table:number-columns-repeated="1637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3.4489795918367347" table:formula="of:=[.$E$10] / [.E22]" table:style-name="ce2">
            <text:p>3.448979592</text:p>
          </table:table-cell>
          <table:table-cell office:value-type="float" office:value="7.7415730337078648" table:formula="of:=[.F$10] / [.F22]" table:style-name="ce2">
            <text:p>7.741573034</text:p>
          </table:table-cell>
          <table:table-cell office:value-type="float" office:value="9.6330935251798557" table:formula="of:=[.G$10] / [.G22]" table:style-name="ce2">
            <text:p>9.633093525</text:p>
          </table:table-cell>
          <table:table-cell office:value-type="float" office:value="3.7692307692307692" table:formula="of:=[.$C$3]+ ([.$C$4] - [.A22])/[.A22]" table:style-name="ce3">
            <text:p>3.769230769</text:p>
          </table:table-cell>
          <table:table-cell office:value-type="float" office:value="6.8461538461538467" table:formula="of:=[.$C$3]+ ([.D$4] - [.$A22])/[.$A22]" table:style-name="ce3">
            <text:p>6.846153846</text:p>
          </table:table-cell>
          <table:table-cell office:value-type="float" office:value="10.692307692307693" table:formula="of:=[.$C$3]+ ([.E$4] - [.$A22])/[.$A22]" table:style-name="ce3">
            <text:p>10.69230769</text:p>
          </table:table-cell>
          <table:table-cell table:number-columns-repeated="1637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3.5" table:formula="of:=[.$E$10] / [.E23]" table:style-name="ce2">
            <text:p>3.5</text:p>
          </table:table-cell>
          <table:table-cell office:value-type="float" office:value="8.0652173913043477" table:formula="of:=[.F$10] / [.F23]" table:style-name="ce2">
            <text:p>8.065217391</text:p>
          </table:table-cell>
          <table:table-cell office:value-type="float" office:value="10.15492957746479" table:formula="of:=[.G$10] / [.G23]" table:style-name="ce2">
            <text:p>10.15492958</text:p>
          </table:table-cell>
          <table:table-cell office:value-type="float" office:value="3.7142857142857144" table:formula="of:=[.$C$3]+ ([.$C$4] - [.A23])/[.A23]" table:style-name="ce3">
            <text:p>3.714285714</text:p>
          </table:table-cell>
          <table:table-cell office:value-type="float" office:value="6.5714285714285712" table:formula="of:=[.$C$3]+ ([.D$4] - [.$A23])/[.$A23]" table:style-name="ce3">
            <text:p>6.571428571</text:p>
          </table:table-cell>
          <table:table-cell office:value-type="float" office:value="10.142857142857142" table:formula="of:=[.$C$3]+ ([.E$4] - [.$A23])/[.$A23]" table:style-name="ce3">
            <text:p>10.14285714</text:p>
          </table:table-cell>
          <table:table-cell table:number-columns-repeated="1637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3.5454545454545454" table:formula="of:=[.$E$10] / [.E24]" table:style-name="ce2">
            <text:p>3.545454545</text:p>
          </table:table-cell>
          <table:table-cell office:value-type="float" office:value="8.3684210526315788" table:formula="of:=[.F$10] / [.F24]" table:style-name="ce2">
            <text:p>8.368421053</text:p>
          </table:table-cell>
          <table:table-cell office:value-type="float" office:value="10.655172413793101" table:formula="of:=[.G$10] / [.G24]" table:style-name="ce2">
            <text:p>10.65517241</text:p>
          </table:table-cell>
          <table:table-cell office:value-type="float" office:value="3.6666666666666665" table:formula="of:=[.$C$3]+ ([.$C$4] - [.A24])/[.A24]" table:style-name="ce3">
            <text:p>3.666666667</text:p>
          </table:table-cell>
          <table:table-cell office:value-type="float" office:value="6.3333333333333339" table:formula="of:=[.$C$3]+ ([.D$4] - [.$A24])/[.$A24]" table:style-name="ce3">
            <text:p>6.333333333</text:p>
          </table:table-cell>
          <table:table-cell office:value-type="float" office:value="9.6666666666666679" table:formula="of:=[.$C$3]+ ([.E$4] - [.$A24])/[.$A24]" table:style-name="ce3">
            <text:p>9.666666667</text:p>
          </table:table-cell>
          <table:table-cell table:number-columns-repeated="16377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3.5862068965517242" table:formula="of:=[.$E$10] / [.E25]" table:style-name="ce2">
            <text:p>3.586206897</text:p>
          </table:table-cell>
          <table:table-cell office:value-type="float" office:value="8.6530612244897966" table:formula="of:=[.F$10] / [.F25]" table:style-name="ce2">
            <text:p>8.653061224</text:p>
          </table:table-cell>
          <table:table-cell office:value-type="float" office:value="11.135135135135135" table:formula="of:=[.G$10] / [.G25]" table:style-name="ce2">
            <text:p>11.13513514</text:p>
          </table:table-cell>
          <table:table-cell office:value-type="float" office:value="3.625" table:formula="of:=[.$C$3]+ ([.$C$4] - [.A25])/[.A25]" table:style-name="ce3">
            <text:p>3.625</text:p>
          </table:table-cell>
          <table:table-cell office:value-type="float" office:value="6.125" table:formula="of:=[.$C$3]+ ([.D$4] - [.$A25])/[.$A25]" table:style-name="ce3">
            <text:p>6.125</text:p>
          </table:table-cell>
          <table:table-cell office:value-type="float" office:value="9.25" table:formula="of:=[.$C$3]+ ([.E$4] - [.$A25])/[.$A25]" table:style-name="ce3">
            <text:p>9.25</text:p>
          </table:table-cell>
          <table:table-cell table:number-columns-repeated="1637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3.622950819672131" table:formula="of:=[.$E$10] / [.E26]" table:style-name="ce2">
            <text:p>3.62295082</text:p>
          </table:table-cell>
          <table:table-cell office:value-type="float" office:value="8.9207920792079207" table:formula="of:=[.F$10] / [.F26]" table:style-name="ce2">
            <text:p>8.920792079</text:p>
          </table:table-cell>
          <table:table-cell office:value-type="float" office:value="11.596026490066224" table:formula="of:=[.G$10] / [.G26]" table:style-name="ce2">
            <text:p>11.59602649</text:p>
          </table:table-cell>
          <table:table-cell office:value-type="float" office:value="3.5882352941176472" table:formula="of:=[.$C$3]+ ([.$C$4] - [.A26])/[.A26]" table:style-name="ce3">
            <text:p>3.588235294</text:p>
          </table:table-cell>
          <table:table-cell office:value-type="float" office:value="5.9411764705882355" table:formula="of:=[.$C$3]+ ([.D$4] - [.$A26])/[.$A26]" table:style-name="ce3">
            <text:p>5.941176471</text:p>
          </table:table-cell>
          <table:table-cell office:value-type="float" office:value="8.882352941176471" table:formula="of:=[.$C$3]+ ([.E$4] - [.$A26])/[.$A26]" table:style-name="ce3">
            <text:p>8.882352941</text:p>
          </table:table-cell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Суперконвейр" table:style-name="ta1">
        <table:shapes>
          <draw:frame draw:z-index="1" draw:id="id1" draw:style-name="a1" draw:name="Chart 1" svg:x="8.8969in" svg:y="0.5933in" svg:width="7.5976in" svg:height="4.656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8" table:default-cell-style-name="ce1"/>
        <table:table-column table:style-name="co9" table:default-cell-style-name="ce1"/>
        <table:table-column table:style-name="co5" table:number-columns-repeated="5" table:default-cell-style-name="ce1"/>
        <table:table-column table:style-name="co7" table:number-columns-repeated="16377" table:default-cell-style-name="ce1"/>
        <table:table-row table:style-name="ro1">
          <table:table-cell table:number-columns-repeated="3" table:style-name="ce1"/>
          <table:table-cell office:value-type="string" table:style-name="ce1">
            <text:p>Ускорение на суперконвейрен процесор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Виктор Маринов, ИС - 2 к.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Суперконвейр</text:p>
          </table:table-cell>
          <table:table-cell office:value-type="string" table:style-name="ce1">
            <text:p>Бр. големи фази на конвейра: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Бр. посл. Инструкции: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</text:p>
          </table:table-cell>
          <table:table-cell office:value-type="string" office:string-value="Sn (N = 10)" table:formula="of:=&quot;Sn (N = &quot; &amp; VALUE([.C4]) &amp; &quot;)&quot;" table:style-name="ce2">
            <text:p>Sn (N = 10)</text:p>
          </table:table-cell>
          <table:table-cell office:value-type="string" office:string-value="Sn (N = 50)" table:formula="of:=&quot;Sn (N = &quot; &amp; VALUE([.D4]) &amp; &quot;)&quot;" table:style-name="ce2">
            <text:p>Sn (N = 50)</text:p>
          </table:table-cell>
          <table:table-cell office:value-type="string" office:string-value="Sn (N = 100)" table:formula="of:=&quot;Sn (N = &quot; &amp; VALUE([.E4]) &amp; &quot;)&quot;" table:style-name="ce2">
            <text:p>Sn (N = 100)</text:p>
          </table:table-cell>
          <table:table-cell office:value-type="string" table:style-name="ce3">
            <text:p>Tn (N1)</text:p>
          </table:table-cell>
          <table:table-cell office:value-type="string" table:style-name="ce3">
            <text:p>Tn (N1)</text:p>
          </table:table-cell>
          <table:table-cell office:value-type="string" table:style-name="ce3">
            <text:p>Tn (N1)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formula="of:=[.E$8] / [.E8]" table:style-name="ce4">
            <text:p>1</text:p>
          </table:table-cell>
          <table:table-cell office:value-type="float" office:value="1" table:formula="of:=[.F$8] / [.F8]" table:style-name="ce4">
            <text:p>1</text:p>
          </table:table-cell>
          <table:table-cell office:value-type="float" office:value="1" table:formula="of:=[.G$8] / [.G8]" table:style-name="ce4">
            <text:p>1</text:p>
          </table:table-cell>
          <table:table-cell office:value-type="float" office:value="13" table:formula="of:=[.$C$3] + ([.C$4] - 1)/ [.$A8]" table:style-name="ce5">
            <text:p>13</text:p>
          </table:table-cell>
          <table:table-cell office:value-type="float" office:value="53" table:formula="of:=[.$C$3] + ([.D$4] - 1)/ [.$A8]" table:style-name="ce5">
            <text:p>53</text:p>
          </table:table-cell>
          <table:table-cell office:value-type="float" office:value="103" table:formula="of:=[.$C$3] + ([.E$4] - 1)/ [.$A8]" table:style-name="ce5">
            <text:p>103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.5294117647058822" table:formula="of:=[.E$8] / [.E9]" table:style-name="ce4">
            <text:p>1.529411765</text:p>
          </table:table-cell>
          <table:table-cell office:value-type="float" office:value="1.8596491228070176" table:formula="of:=[.F$8] / [.F9]" table:style-name="ce4">
            <text:p>1.859649123</text:p>
          </table:table-cell>
          <table:table-cell office:value-type="float" office:value="1.9252336448598131" table:formula="of:=[.G$8] / [.G9]" table:style-name="ce4">
            <text:p>1.925233645</text:p>
          </table:table-cell>
          <table:table-cell office:value-type="float" office:value="8.5" table:formula="of:=[.$C$3] + ([.C$4] - 1)/ [.$A9]" table:style-name="ce5">
            <text:p>8.5</text:p>
          </table:table-cell>
          <table:table-cell office:value-type="float" office:value="28.5" table:formula="of:=[.$C$3] + ([.D$4] - 1)/ [.$A9]" table:style-name="ce5">
            <text:p>28.5</text:p>
          </table:table-cell>
          <table:table-cell office:value-type="float" office:value="53.5" table:formula="of:=[.$C$3] + ([.E$4] - 1)/ [.$A9]" table:style-name="ce5">
            <text:p>53.5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.8571428571428572" table:formula="of:=[.E$8] / [.E10]" table:style-name="ce4">
            <text:p>1.857142857</text:p>
          </table:table-cell>
          <table:table-cell office:value-type="float" office:value="2.6065573770491803" table:formula="of:=[.F$8] / [.F10]" table:style-name="ce4">
            <text:p>2.606557377</text:p>
          </table:table-cell>
          <table:table-cell office:value-type="float" office:value="2.7837837837837838" table:formula="of:=[.G$8] / [.G10]" table:style-name="ce4">
            <text:p>2.783783784</text:p>
          </table:table-cell>
          <table:table-cell office:value-type="float" office:value="7" table:formula="of:=[.$C$3] + ([.C$4] - 1)/ [.$A10]" table:style-name="ce5">
            <text:p>7</text:p>
          </table:table-cell>
          <table:table-cell office:value-type="float" office:value="20.333333333333332" table:formula="of:=[.$C$3] + ([.D$4] - 1)/ [.$A10]" table:style-name="ce5">
            <text:p>20.33333333</text:p>
          </table:table-cell>
          <table:table-cell office:value-type="float" office:value="37" table:formula="of:=[.$C$3] + ([.E$4] - 1)/ [.$A10]" table:style-name="ce5">
            <text:p>37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.08" table:formula="of:=[.E$8] / [.E11]" table:style-name="ce4">
            <text:p>2.08</text:p>
          </table:table-cell>
          <table:table-cell office:value-type="float" office:value="3.2615384615384615" table:formula="of:=[.F$8] / [.F11]" table:style-name="ce4">
            <text:p>3.261538462</text:p>
          </table:table-cell>
          <table:table-cell office:value-type="float" office:value="3.5826086956521741" table:formula="of:=[.G$8] / [.G11]" table:style-name="ce4">
            <text:p>3.582608696</text:p>
          </table:table-cell>
          <table:table-cell office:value-type="float" office:value="6.25" table:formula="of:=[.$C$3] + ([.C$4] - 1)/ [.$A11]" table:style-name="ce5">
            <text:p>6.25</text:p>
          </table:table-cell>
          <table:table-cell office:value-type="float" office:value="16.25" table:formula="of:=[.$C$3] + ([.D$4] - 1)/ [.$A11]" table:style-name="ce5">
            <text:p>16.25</text:p>
          </table:table-cell>
          <table:table-cell office:value-type="float" office:value="28.75" table:formula="of:=[.$C$3] + ([.E$4] - 1)/ [.$A11]" table:style-name="ce5">
            <text:p>28.75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.2413793103448278" table:formula="of:=[.E$8] / [.E12]" table:style-name="ce4">
            <text:p>2.24137931</text:p>
          </table:table-cell>
          <table:table-cell office:value-type="float" office:value="3.8405797101449273" table:formula="of:=[.F$8] / [.F12]" table:style-name="ce4">
            <text:p>3.84057971</text:p>
          </table:table-cell>
          <table:table-cell office:value-type="float" office:value="4.3277310924369745" table:formula="of:=[.G$8] / [.G12]" table:style-name="ce4">
            <text:p>4.327731092</text:p>
          </table:table-cell>
          <table:table-cell office:value-type="float" office:value="5.8" table:formula="of:=[.$C$3] + ([.C$4] - 1)/ [.$A12]" table:style-name="ce5">
            <text:p>5.8</text:p>
          </table:table-cell>
          <table:table-cell office:value-type="float" office:value="13.8" table:formula="of:=[.$C$3] + ([.D$4] - 1)/ [.$A12]" table:style-name="ce5">
            <text:p>13.8</text:p>
          </table:table-cell>
          <table:table-cell office:value-type="float" office:value="23.8" table:formula="of:=[.$C$3] + ([.E$4] - 1)/ [.$A12]" table:style-name="ce5">
            <text:p>23.8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.3636363636363638" table:formula="of:=[.E$8] / [.E13]" table:style-name="ce4">
            <text:p>2.363636364</text:p>
          </table:table-cell>
          <table:table-cell office:value-type="float" office:value="4.3561643835616444" table:formula="of:=[.F$8] / [.F13]" table:style-name="ce4">
            <text:p>4.356164384</text:p>
          </table:table-cell>
          <table:table-cell office:value-type="float" office:value="5.024390243902439" table:formula="of:=[.G$8] / [.G13]" table:style-name="ce4">
            <text:p>5.024390244</text:p>
          </table:table-cell>
          <table:table-cell office:value-type="float" office:value="5.5" table:formula="of:=[.$C$3] + ([.C$4] - 1)/ [.$A13]" table:style-name="ce5">
            <text:p>5.5</text:p>
          </table:table-cell>
          <table:table-cell office:value-type="float" office:value="12.166666666666666" table:formula="of:=[.$C$3] + ([.D$4] - 1)/ [.$A13]" table:style-name="ce5">
            <text:p>12.16666667</text:p>
          </table:table-cell>
          <table:table-cell office:value-type="float" office:value="20.5" table:formula="of:=[.$C$3] + ([.E$4] - 1)/ [.$A13]" table:style-name="ce5">
            <text:p>20.5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2.4594594594594597" table:formula="of:=[.E$8] / [.E14]" table:style-name="ce4">
            <text:p>2.459459459</text:p>
          </table:table-cell>
          <table:table-cell office:value-type="float" office:value="4.8181818181818183" table:formula="of:=[.F$8] / [.F14]" table:style-name="ce4">
            <text:p>4.818181818</text:p>
          </table:table-cell>
          <table:table-cell office:value-type="float" office:value="5.6771653543307092" table:formula="of:=[.G$8] / [.G14]" table:style-name="ce4">
            <text:p>5.677165354</text:p>
          </table:table-cell>
          <table:table-cell office:value-type="float" office:value="5.2857142857142856" table:formula="of:=[.$C$3] + ([.C$4] - 1)/ [.$A14]" table:style-name="ce5">
            <text:p>5.285714286</text:p>
          </table:table-cell>
          <table:table-cell office:value-type="float" office:value="11" table:formula="of:=[.$C$3] + ([.D$4] - 1)/ [.$A14]" table:style-name="ce5">
            <text:p>11</text:p>
          </table:table-cell>
          <table:table-cell office:value-type="float" office:value="18.142857142857142" table:formula="of:=[.$C$3] + ([.E$4] - 1)/ [.$A14]" table:style-name="ce5">
            <text:p>18.14285714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.5365853658536586" table:formula="of:=[.E$8] / [.E15]" table:style-name="ce4">
            <text:p>2.536585366</text:p>
          </table:table-cell>
          <table:table-cell office:value-type="float" office:value="5.2345679012345681" table:formula="of:=[.F$8] / [.F15]" table:style-name="ce4">
            <text:p>5.234567901</text:p>
          </table:table-cell>
          <table:table-cell office:value-type="float" office:value="6.2900763358778624" table:formula="of:=[.G$8] / [.G15]" table:style-name="ce4">
            <text:p>6.290076336</text:p>
          </table:table-cell>
          <table:table-cell office:value-type="float" office:value="5.125" table:formula="of:=[.$C$3] + ([.C$4] - 1)/ [.$A15]" table:style-name="ce5">
            <text:p>5.125</text:p>
          </table:table-cell>
          <table:table-cell office:value-type="float" office:value="10.125" table:formula="of:=[.$C$3] + ([.D$4] - 1)/ [.$A15]" table:style-name="ce5">
            <text:p>10.125</text:p>
          </table:table-cell>
          <table:table-cell office:value-type="float" office:value="16.375" table:formula="of:=[.$C$3] + ([.E$4] - 1)/ [.$A15]" table:style-name="ce5">
            <text:p>16.375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.6" table:formula="of:=[.E$8] / [.E16]" table:style-name="ce4">
            <text:p>2.6</text:p>
          </table:table-cell>
          <table:table-cell office:value-type="float" office:value="5.6117647058823525" table:formula="of:=[.F$8] / [.F16]" table:style-name="ce4">
            <text:p>5.611764706</text:p>
          </table:table-cell>
          <table:table-cell office:value-type="float" office:value="6.8666666666666663" table:formula="of:=[.G$8] / [.G16]" table:style-name="ce4">
            <text:p>6.866666667</text:p>
          </table:table-cell>
          <table:table-cell office:value-type="float" office:value="5" table:formula="of:=[.$C$3] + ([.C$4] - 1)/ [.$A16]" table:style-name="ce5">
            <text:p>5</text:p>
          </table:table-cell>
          <table:table-cell office:value-type="float" office:value="9.4444444444444446" table:formula="of:=[.$C$3] + ([.D$4] - 1)/ [.$A16]" table:style-name="ce5">
            <text:p>9.444444444</text:p>
          </table:table-cell>
          <table:table-cell office:value-type="float" office:value="15" table:formula="of:=[.$C$3] + ([.E$4] - 1)/ [.$A16]" table:style-name="ce5">
            <text:p>15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.6530612244897958" table:formula="of:=[.E$8] / [.E17]" table:style-name="ce4">
            <text:p>2.653061224</text:p>
          </table:table-cell>
          <table:table-cell office:value-type="float" office:value="5.9550561797752808" table:formula="of:=[.F$8] / [.F17]" table:style-name="ce4">
            <text:p>5.95505618</text:p>
          </table:table-cell>
          <table:table-cell office:value-type="float" office:value="7.4100719424460433" table:formula="of:=[.G$8] / [.G17]" table:style-name="ce4">
            <text:p>7.410071942</text:p>
          </table:table-cell>
          <table:table-cell office:value-type="float" office:value="4.9000000000000004" table:formula="of:=[.$C$3] + ([.C$4] - 1)/ [.$A17]" table:style-name="ce5">
            <text:p>4.9</text:p>
          </table:table-cell>
          <table:table-cell office:value-type="float" office:value="8.9" table:formula="of:=[.$C$3] + ([.D$4] - 1)/ [.$A17]" table:style-name="ce5">
            <text:p>8.9</text:p>
          </table:table-cell>
          <table:table-cell office:value-type="float" office:value="13.9" table:formula="of:=[.$C$3] + ([.E$4] - 1)/ [.$A17]" table:style-name="ce5">
            <text:p>13.9</text:p>
          </table:table-cell>
          <table:table-cell table:number-columns-repeated="1637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2.6981132075471699" table:formula="of:=[.E$8] / [.E18]" table:style-name="ce4">
            <text:p>2.698113208</text:p>
          </table:table-cell>
          <table:table-cell office:value-type="float" office:value="6.2688172043010759" table:formula="of:=[.F$8] / [.F18]" table:style-name="ce4">
            <text:p>6.268817204</text:p>
          </table:table-cell>
          <table:table-cell office:value-type="float" office:value="7.9230769230769234" table:formula="of:=[.G$8] / [.G18]" table:style-name="ce4">
            <text:p>7.923076923</text:p>
          </table:table-cell>
          <table:table-cell office:value-type="float" office:value="4.8181818181818183" table:formula="of:=[.$C$3] + ([.C$4] - 1)/ [.$A18]" table:style-name="ce5">
            <text:p>4.818181818</text:p>
          </table:table-cell>
          <table:table-cell office:value-type="float" office:value="8.4545454545454533" table:formula="of:=[.$C$3] + ([.D$4] - 1)/ [.$A18]" table:style-name="ce5">
            <text:p>8.454545455</text:p>
          </table:table-cell>
          <table:table-cell office:value-type="float" office:value="13" table:formula="of:=[.$C$3] + ([.E$4] - 1)/ [.$A18]" table:style-name="ce5">
            <text:p>13</text:p>
          </table:table-cell>
          <table:table-cell table:number-columns-repeated="1637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.736842105263158" table:formula="of:=[.E$8] / [.E19]" table:style-name="ce4">
            <text:p>2.736842105</text:p>
          </table:table-cell>
          <table:table-cell office:value-type="float" office:value="6.5567010309278357" table:formula="of:=[.F$8] / [.F19]" table:style-name="ce4">
            <text:p>6.556701031</text:p>
          </table:table-cell>
          <table:table-cell office:value-type="float" office:value="8.408163265306122" table:formula="of:=[.G$8] / [.G19]" table:style-name="ce4">
            <text:p>8.408163265</text:p>
          </table:table-cell>
          <table:table-cell office:value-type="float" office:value="4.75" table:formula="of:=[.$C$3] + ([.C$4] - 1)/ [.$A19]" table:style-name="ce5">
            <text:p>4.75</text:p>
          </table:table-cell>
          <table:table-cell office:value-type="float" office:value="8.0833333333333321" table:formula="of:=[.$C$3] + ([.D$4] - 1)/ [.$A19]" table:style-name="ce5">
            <text:p>8.083333333</text:p>
          </table:table-cell>
          <table:table-cell office:value-type="float" office:value="12.25" table:formula="of:=[.$C$3] + ([.E$4] - 1)/ [.$A19]" table:style-name="ce5">
            <text:p>12.25</text:p>
          </table:table-cell>
          <table:table-cell table:number-columns-repeated="1637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.7704918032786883" table:formula="of:=[.E$8] / [.E20]" table:style-name="ce4">
            <text:p>2.770491803</text:p>
          </table:table-cell>
          <table:table-cell office:value-type="float" office:value="6.8217821782178216" table:formula="of:=[.F$8] / [.F20]" table:style-name="ce4">
            <text:p>6.821782178</text:p>
          </table:table-cell>
          <table:table-cell office:value-type="float" office:value="8.8675496688741724" table:formula="of:=[.G$8] / [.G20]" table:style-name="ce4">
            <text:p>8.867549669</text:p>
          </table:table-cell>
          <table:table-cell office:value-type="float" office:value="4.6923076923076925" table:formula="of:=[.$C$3] + ([.C$4] - 1)/ [.$A20]" table:style-name="ce5">
            <text:p>4.692307692</text:p>
          </table:table-cell>
          <table:table-cell office:value-type="float" office:value="7.7692307692307692" table:formula="of:=[.$C$3] + ([.D$4] - 1)/ [.$A20]" table:style-name="ce5">
            <text:p>7.769230769</text:p>
          </table:table-cell>
          <table:table-cell office:value-type="float" office:value="11.615384615384615" table:formula="of:=[.$C$3] + ([.E$4] - 1)/ [.$A20]" table:style-name="ce5">
            <text:p>11.61538462</text:p>
          </table:table-cell>
          <table:table-cell table:number-columns-repeated="1637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2.8" table:formula="of:=[.E$8] / [.E21]" table:style-name="ce4">
            <text:p>2.8</text:p>
          </table:table-cell>
          <table:table-cell office:value-type="float" office:value="7.0666666666666664" table:formula="of:=[.F$8] / [.F21]" table:style-name="ce4">
            <text:p>7.066666667</text:p>
          </table:table-cell>
          <table:table-cell office:value-type="float" office:value="9.3032258064516125" table:formula="of:=[.G$8] / [.G21]" table:style-name="ce4">
            <text:p>9.303225806</text:p>
          </table:table-cell>
          <table:table-cell office:value-type="float" office:value="4.6428571428571432" table:formula="of:=[.$C$3] + ([.C$4] - 1)/ [.$A21]" table:style-name="ce5">
            <text:p>4.642857143</text:p>
          </table:table-cell>
          <table:table-cell office:value-type="float" office:value="7.5" table:formula="of:=[.$C$3] + ([.D$4] - 1)/ [.$A21]" table:style-name="ce5">
            <text:p>7.5</text:p>
          </table:table-cell>
          <table:table-cell office:value-type="float" office:value="11.071428571428571" table:formula="of:=[.$C$3] + ([.E$4] - 1)/ [.$A21]" table:style-name="ce5">
            <text:p>11.07142857</text:p>
          </table:table-cell>
          <table:table-cell table:number-columns-repeated="1637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.8260869565217392" table:formula="of:=[.E$8] / [.E22]" table:style-name="ce4">
            <text:p>2.826086957</text:p>
          </table:table-cell>
          <table:table-cell office:value-type="float" office:value="7.2935779816513762" table:formula="of:=[.F$8] / [.F22]" table:style-name="ce4">
            <text:p>7.293577982</text:p>
          </table:table-cell>
          <table:table-cell office:value-type="float" office:value="9.7169811320754729" table:formula="of:=[.G$8] / [.G22]" table:style-name="ce4">
            <text:p>9.716981132</text:p>
          </table:table-cell>
          <table:table-cell office:value-type="float" office:value="4.5999999999999996" table:formula="of:=[.$C$3] + ([.C$4] - 1)/ [.$A22]" table:style-name="ce5">
            <text:p>4.6</text:p>
          </table:table-cell>
          <table:table-cell office:value-type="float" office:value="7.2666666666666666" table:formula="of:=[.$C$3] + ([.D$4] - 1)/ [.$A22]" table:style-name="ce5">
            <text:p>7.266666667</text:p>
          </table:table-cell>
          <table:table-cell office:value-type="float" office:value="10.6" table:formula="of:=[.$C$3] + ([.E$4] - 1)/ [.$A22]" table:style-name="ce5">
            <text:p>10.6</text:p>
          </table:table-cell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  <table:table table:name="Суперскаларен_суперконвейр" table:style-name="ta1">
        <table:shapes>
          <draw:frame draw:z-index="1" draw:id="id2" draw:style-name="a2" draw:name="Chart 1" svg:x="4.287in" svg:y="2.426in" svg:width="10.8232in" svg:height="5.83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7" table:number-columns-repeated="16376" table:default-cell-style-name="ce1"/>
        <table:table-row table:style-name="ro1">
          <table:table-cell table:number-columns-repeated="2" table:style-name="ce1"/>
          <table:table-cell office:value-type="string" table:style-name="ce1">
            <text:p>Ускорение на суперскаларен супреконвейрен процесор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Виктор Маринов, ИС - 2 к.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Суперскаларен суперконвейр</text:p>
          </table:table-cell>
          <table:table-cell office:value-type="string" table:style-name="ce1">
            <text:p>Бр. големи фази на конвейра: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Бр. посл. Инструкции:</text:p>
          </table:table-cell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5000" table:style-name="ce1">
            <text:p>500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Коеф. на скалaрност (m)</text:p>
          </table:table-cell>
          <table:table-cell office:value-type="string" table:style-name="ce2">
            <text:p>Суперконвейризация (n)</text:p>
          </table:table-cell>
          <table:table-cell office:value-type="string" office:string-value="Sm,n (N = 100)" table:formula="of:=&quot;Sm,n (N = &quot; &amp; VALUE([.C4]) &amp; &quot;)&quot;" table:style-name="ce2">
            <text:p>Sm,n (N = 100)</text:p>
          </table:table-cell>
          <table:table-cell office:value-type="string" office:string-value="Sm,n (N = 1000)" table:formula="of:=&quot;Sm,n (N = &quot; &amp; VALUE([.D4]) &amp; &quot;)&quot;" table:style-name="ce2">
            <text:p>Sm,n (N = 1000)</text:p>
          </table:table-cell>
          <table:table-cell office:value-type="string" office:string-value="Sm,n (N = 5000)" table:formula="of:=&quot;Sm,n (N = &quot; &amp; VALUE([.E4]) &amp; &quot;)&quot;" table:style-name="ce2">
            <text:p>Sm,n (N = 5000)</text:p>
          </table:table-cell>
          <table:table-cell office:value-type="string" table:style-name="ce5">
            <text:p>Tm,n (N1)</text:p>
          </table:table-cell>
          <table:table-cell office:value-type="string" table:style-name="ce5">
            <text:p>Tm,n (N2)</text:p>
          </table:table-cell>
          <table:table-cell office:value-type="string" table:style-name="ce5">
            <text:p>Tm,n (N3)</text:p>
          </table:table-cell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[.F$7] / [.F7]" table:style-name="ce2">
            <text:p>1</text:p>
          </table:table-cell>
          <table:table-cell office:value-type="float" office:value="1" table:formula="of:=[.G$7] / [.G7]" table:style-name="ce2">
            <text:p>1</text:p>
          </table:table-cell>
          <table:table-cell office:value-type="float" office:value="1" table:formula="of:=[.H$7] / [.H7]" table:style-name="ce2">
            <text:p>1</text:p>
          </table:table-cell>
          <table:table-cell office:value-type="float" office:value="103" table:formula="of:=[.$C$3] + ([.C$4] - [.$A7]) / ([.$A7] * [.$B7])" table:style-name="ce5">
            <text:p>103</text:p>
          </table:table-cell>
          <table:table-cell office:value-type="float" office:value="1003" table:formula="of:=[.$C$3] + ([.D$4] - [.$A7]) / ([.$A7] * [.$B7])" table:style-name="ce5">
            <text:p>1003</text:p>
          </table:table-cell>
          <table:table-cell office:value-type="float" office:value="5003" table:formula="of:=[.$C$3] + ([.E$4] - [.$A7]) / ([.$A7] * [.$B7])" table:style-name="ce5">
            <text:p>5003</text:p>
          </table:table-cell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.9433962264150944" table:formula="of:=[.F$7] / [.F8]" table:style-name="ce2">
            <text:p>1.943396226</text:p>
          </table:table-cell>
          <table:table-cell office:value-type="float" office:value="1.9940357852882704" table:formula="of:=[.G$7] / [.G8]" table:style-name="ce2">
            <text:p>1.994035785</text:p>
          </table:table-cell>
          <table:table-cell office:value-type="float" office:value="1.9988014382740711" table:formula="of:=[.H$7] / [.H8]" table:style-name="ce2">
            <text:p>1.998801438</text:p>
          </table:table-cell>
          <table:table-cell office:value-type="float" office:value="53" table:formula="of:=[.$C$3] + ([.C$4] - [.$A8]) / ([.$A8] * [.$B8])" table:style-name="ce5">
            <text:p>53</text:p>
          </table:table-cell>
          <table:table-cell office:value-type="float" office:value="503" table:formula="of:=[.$C$3] + ([.D$4] - [.$A8]) / ([.$A8] * [.$B8])" table:style-name="ce5">
            <text:p>503</text:p>
          </table:table-cell>
          <table:table-cell office:value-type="float" office:value="2503" table:formula="of:=[.$C$3] + ([.E$4] - [.$A8]) / ([.$A8] * [.$B8])" table:style-name="ce5">
            <text:p>2503</text:p>
          </table:table-cell>
          <table:table-cell table:number-columns-repeated="1637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.8348623853211006" table:formula="of:=[.F$7] / [.F9]" table:style-name="ce2">
            <text:p>2.834862385</text:p>
          </table:table-cell>
          <table:table-cell office:value-type="float" office:value="2.9821605550049557" table:formula="of:=[.G$7] / [.G9]" table:style-name="ce2">
            <text:p>2.982160555</text:p>
          </table:table-cell>
          <table:table-cell office:value-type="float" office:value="2.9964064683569571" table:formula="of:=[.H$7] / [.H9]" table:style-name="ce2">
            <text:p>2.996406468</text:p>
          </table:table-cell>
          <table:table-cell office:value-type="float" office:value="36.333333333333336" table:formula="of:=[.$C$3] + ([.C$4] - [.$A9]) / ([.$A9] * [.$B9])" table:style-name="ce5">
            <text:p>36.33333333</text:p>
          </table:table-cell>
          <table:table-cell office:value-type="float" office:value="336.33333333333331" table:formula="of:=[.$C$3] + ([.D$4] - [.$A9]) / ([.$A9] * [.$B9])" table:style-name="ce5">
            <text:p>336.3333333</text:p>
          </table:table-cell>
          <table:table-cell office:value-type="float" office:value="1669.6666666666667" table:formula="of:=[.$C$3] + ([.E$4] - [.$A9]) / ([.$A9] * [.$B9])" table:style-name="ce5">
            <text:p>1669.666667</text:p>
          </table:table-cell>
          <table:table-cell table:number-columns-repeated="1637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.6785714285714284" table:formula="of:=[.F$7] / [.F10]" table:style-name="ce2">
            <text:p>3.678571429</text:p>
          </table:table-cell>
          <table:table-cell office:value-type="float" office:value="3.9644268774703559" table:formula="of:=[.G$7] / [.G10]" table:style-name="ce2">
            <text:p>3.964426877</text:p>
          </table:table-cell>
          <table:table-cell office:value-type="float" office:value="3.9928172386272944" table:formula="of:=[.H$7] / [.H10]" table:style-name="ce2">
            <text:p>3.992817239</text:p>
          </table:table-cell>
          <table:table-cell office:value-type="float" office:value="28" table:formula="of:=[.$C$3] + ([.C$4] - [.$A10]) / ([.$A10] * [.$B10])" table:style-name="ce5">
            <text:p>28</text:p>
          </table:table-cell>
          <table:table-cell office:value-type="float" office:value="253" table:formula="of:=[.$C$3] + ([.D$4] - [.$A10]) / ([.$A10] * [.$B10])" table:style-name="ce5">
            <text:p>253</text:p>
          </table:table-cell>
          <table:table-cell office:value-type="float" office:value="1253" table:formula="of:=[.$C$3] + ([.E$4] - [.$A10]) / ([.$A10] * [.$B10])" table:style-name="ce5">
            <text:p>1253</text:p>
          </table:table-cell>
          <table:table-cell table:number-columns-repeated="1637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4.4782608695652177" table:formula="of:=[.F$7] / [.F11]" table:style-name="ce2">
            <text:p>4.47826087</text:p>
          </table:table-cell>
          <table:table-cell office:value-type="float" office:value="4.9408866995073888" table:formula="of:=[.G$7] / [.G11]" table:style-name="ce2">
            <text:p>4.9408867</text:p>
          </table:table-cell>
          <table:table-cell office:value-type="float" office:value="4.9880358923230306" table:formula="of:=[.H$7] / [.H11]" table:style-name="ce2">
            <text:p>4.988035892</text:p>
          </table:table-cell>
          <table:table-cell office:value-type="float" office:value="23" table:formula="of:=[.$C$3] + ([.C$4] - [.$A11]) / ([.$A11] * [.$B11])" table:style-name="ce5">
            <text:p>23</text:p>
          </table:table-cell>
          <table:table-cell office:value-type="float" office:value="203" table:formula="of:=[.$C$3] + ([.D$4] - [.$A11]) / ([.$A11] * [.$B11])" table:style-name="ce5">
            <text:p>203</text:p>
          </table:table-cell>
          <table:table-cell office:value-type="float" office:value="1003" table:formula="of:=[.$C$3] + ([.E$4] - [.$A11]) / ([.$A11] * [.$B11])" table:style-name="ce5">
            <text:p>1003</text:p>
          </table:table-cell>
          <table:table-cell table:number-columns-repeated="1637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5.2372881355932206" table:formula="of:=[.F$7] / [.F12]" table:style-name="ce2">
            <text:p>5.237288136</text:p>
          </table:table-cell>
          <table:table-cell office:value-type="float" office:value="5.9115913555992146" table:formula="of:=[.G$7] / [.G12]" table:style-name="ce2">
            <text:p>5.911591356</text:p>
          </table:table-cell>
          <table:table-cell office:value-type="float" office:value="5.9820645675567956" table:formula="of:=[.H$7] / [.H12]" table:style-name="ce2">
            <text:p>5.982064568</text:p>
          </table:table-cell>
          <table:table-cell office:value-type="float" office:value="19.666666666666664" table:formula="of:=[.$C$3] + ([.C$4] - [.$A12]) / ([.$A12] * [.$B12])" table:style-name="ce5">
            <text:p>19.66666667</text:p>
          </table:table-cell>
          <table:table-cell office:value-type="float" office:value="169.66666666666666" table:formula="of:=[.$C$3] + ([.D$4] - [.$A12]) / ([.$A12] * [.$B12])" table:style-name="ce5">
            <text:p>169.6666667</text:p>
          </table:table-cell>
          <table:table-cell office:value-type="float" office:value="836.33333333333337" table:formula="of:=[.$C$3] + ([.E$4] - [.$A12]) / ([.$A12] * [.$B12])" table:style-name="ce5">
            <text:p>836.3333333</text:p>
          </table:table-cell>
          <table:table-cell table:number-columns-repeated="1637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9586776859504136" table:formula="of:=[.F$7] / [.F13]" table:style-name="ce2">
            <text:p>5.958677686</text:p>
          </table:table-cell>
          <table:table-cell office:value-type="float" office:value="6.8765915768854065" table:formula="of:=[.G$7] / [.G13]" table:style-name="ce2">
            <text:p>6.876591577</text:p>
          </table:table-cell>
          <table:table-cell office:value-type="float" office:value="6.9749053973312085" table:formula="of:=[.H$7] / [.H13]" table:style-name="ce2">
            <text:p>6.974905397</text:p>
          </table:table-cell>
          <table:table-cell office:value-type="float" office:value="17.285714285714285" table:formula="of:=[.$C$3] + ([.C$4] - [.$A13]) / ([.$A13] * [.$B13])" table:style-name="ce5">
            <text:p>17.28571429</text:p>
          </table:table-cell>
          <table:table-cell office:value-type="float" office:value="145.85714285714286" table:formula="of:=[.$C$3] + ([.D$4] - [.$A13]) / ([.$A13] * [.$B13])" table:style-name="ce5">
            <text:p>145.8571429</text:p>
          </table:table-cell>
          <table:table-cell office:value-type="float" office:value="717.28571428571433" table:formula="of:=[.$C$3] + ([.E$4] - [.$A13]) / ([.$A13] * [.$B13])" table:style-name="ce5">
            <text:p>717.2857143</text:p>
          </table:table-cell>
          <table:table-cell table:number-columns-repeated="1637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6.645161290322581" table:formula="of:=[.F$7] / [.F14]" table:style-name="ce2">
            <text:p>6.64516129</text:p>
          </table:table-cell>
          <table:table-cell office:value-type="float" office:value="7.8359375" table:formula="of:=[.G$7] / [.G14]" table:style-name="ce2">
            <text:p>7.8359375</text:p>
          </table:table-cell>
          <table:table-cell office:value-type="float" office:value="7.9665605095541405" table:formula="of:=[.H$7] / [.H14]" table:style-name="ce2">
            <text:p>7.96656051</text:p>
          </table:table-cell>
          <table:table-cell office:value-type="float" office:value="15.5" table:formula="of:=[.$C$3] + ([.C$4] - [.$A14]) / ([.$A14] * [.$B14])" table:style-name="ce5">
            <text:p>15.5</text:p>
          </table:table-cell>
          <table:table-cell office:value-type="float" office:value="128" table:formula="of:=[.$C$3] + ([.D$4] - [.$A14]) / ([.$A14] * [.$B14])" table:style-name="ce5">
            <text:p>128</text:p>
          </table:table-cell>
          <table:table-cell office:value-type="float" office:value="628" table:formula="of:=[.$C$3] + ([.E$4] - [.$A14]) / ([.$A14] * [.$B14])" table:style-name="ce5">
            <text:p>628</text:p>
          </table:table-cell>
          <table:table-cell table:number-columns-repeated="16376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__g</meta:initial-creator>
    <dc:creator>v__g</dc:creator>
    <meta:creation-date>2016-03-17T18:51:36Z</meta:creation-date>
    <dc:date>2016-04-01T12:28:06Z</dc:date>
    <meta:editing-cycles>7</meta:editing-cycles>
    <meta:editing-duration>PT60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65.3935433070866pt" svg:width="716.7671653543307pt" chart:style-name="Crt0">
        <chart:title chart:style-name="CT00">
          <text:p text:style-name="a0" text:class-names="" text:cond-style-name="">Суперскаларен процесор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Бързина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Коефициент на скаларност</text:p>
            </chart:title>
          </chart:axis>
          <chart:series chart:label-cell-address="Суперскаларност.$B$9" chart:values-cell-range-address="Суперскаларност.$B$10:.$B$26" chart:class="chart:scatter" chart:attached-axis="primary-y" chart:style-name="G0S0">
            <chart:domain table:cell-range-address="Суперскаларност.$A$10:.$A$26"/>
            <chart:data-point chart:repeated="17"/>
          </chart:series>
          <chart:series chart:label-cell-address="Суперскаларност.$C$9" chart:values-cell-range-address="Суперскаларност.$C$10:.$C$26" chart:class="chart:scatter" chart:attached-axis="primary-y" chart:style-name="G0S1">
            <chart:domain table:cell-range-address="Суперскаларност.$A$10:.$A$26"/>
            <chart:data-point chart:repeated="17"/>
          </chart:series>
          <chart:series chart:label-cell-address="Суперскаларност.$D$9" chart:values-cell-range-address="Суперскаларност.$D$10:.$D$26" chart:class="chart:scatter" chart:attached-axis="primary-y" chart:style-name="G0S2">
            <chart:domain table:cell-range-address="Суперскаларност.$A$10:.$A$26"/>
            <chart:data-point chart:repeated="1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35.2535433070866pt" svg:width="547.0271653543307pt" chart:style-name="Crt0">
        <chart:title chart:style-name="CT00">
          <text:p text:style-name="a0" text:class-names="" text:cond-style-name="">Суперконвейр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Бързина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Голяма фаза разделена на:</text:p>
            </chart:title>
          </chart:axis>
          <chart:series chart:label-cell-address="Суперконвейр.$B$7" chart:values-cell-range-address="Суперконвейр.$B$8:.$B$22" chart:class="chart:scatter" chart:attached-axis="primary-y" chart:style-name="G0S0">
            <chart:domain table:cell-range-address="Суперконвейр.$A$8:.$A$22"/>
            <chart:data-point chart:repeated="15"/>
          </chart:series>
          <chart:series chart:label-cell-address="Суперконвейр.$C$7" chart:values-cell-range-address="Суперконвейр.$C$8:.$C$22" chart:class="chart:scatter" chart:attached-axis="primary-y" chart:style-name="G0S1">
            <chart:domain table:cell-range-address="Суперконвейр.$A$8:.$A$22"/>
            <chart:data-point chart:repeated="15"/>
          </chart:series>
          <chart:series chart:label-cell-address="Суперконвейр.$D$7" chart:values-cell-range-address="Суперконвейр.$D$8:.$D$22" chart:class="chart:scatter" chart:attached-axis="primary-y" chart:style-name="G0S2">
            <chart:domain table:cell-range-address="Суперконвейр.$A$8:.$A$22"/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20.12pt" svg:width="779.2703937007873pt" chart:style-name="Crt0">
        <chart:title chart:style-name="CT00">
          <text:p text:style-name="a0" text:class-names="" text:cond-style-name="">Суперскаларен суперконвейр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m,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,n</text:p>
            </chart:title>
          </chart:axis>
          <chart:series chart:label-cell-address="Суперскаларен_суперконвейр.$C$6" chart:values-cell-range-address="Суперскаларен_суперконвейр.$C$7:.$C$14" chart:class="chart:scatter" chart:attached-axis="primary-y" chart:style-name="G0S0">
            <chart:domain table:cell-range-address="Суперскаларен_суперконвейр.$A$7:.$A$14"/>
            <chart:data-point chart:repeated="8"/>
          </chart:series>
          <chart:series chart:label-cell-address="Суперскаларен_суперконвейр.$D$6" chart:values-cell-range-address="Суперскаларен_суперконвейр.$D$7:.$D$14" chart:class="chart:scatter" chart:attached-axis="primary-y" chart:style-name="G0S1">
            <chart:domain table:cell-range-address="Суперскаларен_суперконвейр.$A$7:.$A$14"/>
            <chart:data-point chart:repeated="8"/>
          </chart:series>
          <chart:series chart:label-cell-address="Суперскаларен_суперконвейр.$E$6" chart:values-cell-range-address="Суперскаларен_суперконвейр.$E$7:.$E$14" chart:class="chart:scatter" chart:attached-axis="primary-y" chart:style-name="G0S2">
            <chart:domain table:cell-range-address="Суперскаларен_суперконвейр.$A$7:.$A$14"/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